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ContentsHeading" style:master-page-name="MP0" style:family="paragraph">
      <style:paragraph-properties fo:break-before="page">
        <style:tab-stops>
          <style:tab-stop style:type="right" style:leader-style="dotted" style:leader-text="." style:position="6.5in"/>
        </style:tab-stops>
      </style:paragraph-properties>
    </style:style>
    <style:style style:name="P2" style:parent-style-name="Heading1" style:family="paragraph">
      <style:paragraph-properties fo:break-before="page"/>
    </style:style>
    <style:style style:name="P3" style:parent-style-name="Normal" style:family="paragraph">
      <style:paragraph-properties fo:break-before="page"/>
    </style:style>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Normal" style:family="paragraph">
      <style:paragraph-properties fo:break-before="page"/>
    </style:style>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Textbody" style:family="paragraph"/>
    <style:style style:name="P21" style:parent-style-name="Heading1" style:family="paragraph">
      <style:paragraph-properties fo:break-before="page"/>
    </style:style>
    <style:style style:name="P22" style:parent-style-name="Heading1" style:family="paragraph">
      <style:paragraph-properties fo:break-before="page"/>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able of Contents</text:p>
          <text:p text:style-name="Contents1"><text:a xlink:href="#__RefHeading___Toc106_1147943908" office:target-frame-name="_top" xlink:show="replace">1. INTRODUCTION<text:tab/>2</text:a></text:p>
          <text:p text:style-name="Contents2"><text:a xlink:href="#__RefHeading___Toc108_1147943908" office:target-frame-name="_top" xlink:show="replace">1.1 PURPOSE<text:tab/>2</text:a></text:p>
          <text:p text:style-name="Contents2"><text:a xlink:href="#__RefHeading___Toc110_1147943908" office:target-frame-name="_top" xlink:show="replace">1.2 INTENDED AUDIENCE<text:tab/>2</text:a></text:p>
          <text:p text:style-name="Contents2"><text:a xlink:href="#__RefHeading___Toc112_1147943908" office:target-frame-name="_top" xlink:show="replace">1.3 PROJECT SCOPE<text:tab/>2</text:a></text:p>
          <text:p text:style-name="Contents2"><text:a xlink:href="#__RefHeading___Toc114_1147943908" office:target-frame-name="_top" xlink:show="replace">1.4 REFERENCES<text:tab/>2</text:a></text:p>
          <text:p text:style-name="Contents1"><text:a xlink:href="#__RefHeading___Toc116_1147943908" office:target-frame-name="_top" xlink:show="replace">2. OVERALL DESCRIPTION<text:tab/>2</text:a></text:p>
          <text:p text:style-name="Contents2"><text:a xlink:href="#__RefHeading___Toc118_1147943908" office:target-frame-name="_top" xlink:show="replace">2.1 PRODUCT PERSPECTIVE<text:tab/>2</text:a></text:p>
          <text:p text:style-name="Contents2"><text:a xlink:href="#__RefHeading___Toc120_1147943908" office:target-frame-name="_top" xlink:show="replace">2.2 PRODUCT FEATURES<text:tab/>2</text:a></text:p>
          <text:p text:style-name="Contents2"><text:a xlink:href="#__RefHeading___Toc122_1147943908" office:target-frame-name="_top" xlink:show="replace">2.3 USER CLASS AND CHARACTERISTICS<text:tab/>3</text:a></text:p>
          <text:p text:style-name="Contents3"><text:a xlink:href="#__RefHeading___Toc124_1147943908" office:target-frame-name="_top" xlink:show="replace">2.3.1. Building Administrator/Lift technician:<text:tab/>3</text:a></text:p>
          <text:p text:style-name="Contents3"><text:a xlink:href="#__RefHeading___Toc126_1147943908" office:target-frame-name="_top" xlink:show="replace">2.3.2. Building Occupants:<text:tab/>3</text:a></text:p>
          <text:p text:style-name="Contents2"><text:a xlink:href="#__RefHeading___Toc128_1147943908" office:target-frame-name="_top" xlink:show="replace">2.4 OPERATING ENVIRONMENT<text:tab/>3</text:a></text:p>
          <text:p text:style-name="Contents2"><text:a xlink:href="#__RefHeading___Toc131_1147943908" office:target-frame-name="_top" xlink:show="replace">2.5 DESIGN AND IMPLEMENTATION CONSTRAINTS<text:tab/>3</text:a></text:p>
          <text:p text:style-name="Contents1"><text:a xlink:href="#__RefHeading___Toc133_1147943908" office:target-frame-name="_top" xlink:show="replace">3. SYSTEM FEATURES<text:tab/>3</text:a></text:p>
          <text:p text:style-name="Contents2"><text:a xlink:href="#__RefHeading___Toc135_1147943908" office:target-frame-name="_top" xlink:show="replace">3.1 FUNCTIONAL REQUIREMENTS<text:tab/>3</text:a></text:p>
          <text:p text:style-name="Contents1"><text:a xlink:href="#__RefHeading___Toc137_1147943908" office:target-frame-name="_top" xlink:show="replace">4. EXTERNAL INTERFACE REQUIREMENTS<text:tab/>4</text:a></text:p>
          <text:p text:style-name="Contents2"><text:a xlink:href="#__RefHeading___Toc139_1147943908" office:target-frame-name="_top" xlink:show="replace">4.1 USER INTERFACE<text:tab/>4</text:a></text:p>
          <text:p text:style-name="Contents1"><text:a xlink:href="#__RefHeading___Toc141_1147943908" office:target-frame-name="_top" xlink:show="replace">5. NONFUNCTIONAL REQUIRE<text:bookmark-start text:name="_Hlt3167595"/><text:bookmark-start text:name="_Hlt3167596"/>M<text:bookmark-end text:name="_Hlt3167595"/><text:bookmark-end text:name="_Hlt3167596"/>ENTS<text:tab/>4</text:a></text:p>
          <text:p text:style-name="Contents2"><text:a xlink:href="#__RefHeading___Toc143_1147943908" office:target-frame-name="_top" xlink:show="replace">5.1 PERFOMANCE REQUIREMENTS<text:tab/>4</text:a></text:p>
          <text:p text:style-name="Contents2"><text:a xlink:href="#__RefHeading___Toc145_1147943908" office:target-frame-name="_top" xlink:show="replace">5.2 SAFETY REQUIREMENTS<text:tab/>4</text:a></text:p>
          <text:p text:style-name="Contents2"><text:a xlink:href="#__RefHeading___Toc147_1147943908" office:target-frame-name="_top" xlink:show="replace">5.3 QUALITY ATTRIBUTES<text:tab/>4</text:a></text:p>
        </text:index-body>
      </text:table-of-content>
      <text:h text:style-name="Heading1" text:outline-level="1"/>
      <text:h text:style-name="P2" text:outline-level="1"><text:bookmark-start text:name="__RefHeading___Toc106_1147943908"/><text:soft-page-break/>1. INTRODUCTION<text:bookmark-end text:name="__RefHeading___Toc106_1147943908"/></text:h>
      <text:h text:style-name="Heading2" text:outline-level="2"><text:bookmark-start text:name="__RefHeading___Toc108_1147943908"/>1.1 PURPOSE<text:bookmark-end text:name="__RefHeading___Toc108_1147943908"/></text:h>
      <text:p text:style-name="Textbody">The purpose of this document is to build a<text:s/>project using reinforcement learning that can be used to find the optimal ad that can be placed on a website that can attract the maximum number of clicks.</text:p>
      <text:h text:style-name="Heading2" text:outline-level="2"><text:bookmark-start text:name="__RefHeading___Toc110_1147943908"/>1.2 INTENDED AUDIENCE<text:bookmark-end text:name="__RefHeading___Toc110_1147943908"/></text:h>
      <text:p text:style-name="Textbody">This document is intended to be read by the team that<text:s/>builds the project<text:s/>and the admin of the target website that employs the project.</text:p>
      <text:h text:style-name="Heading2" text:outline-level="2"><text:bookmark-start text:name="__RefHeading___Toc112_1147943908"/>1.3 PROJECT SCOPE<text:bookmark-end text:name="__RefHeading___Toc112_1147943908"/></text:h>
      <text:p text:style-name="Textbody">We hope to provide a system by which the<text:s/>website admin can post multiple ads on a website and find out which one the audience responds the most positively to. This is done using the least number of ad postings<text:s/>as each posting costs money. This will minimize the total cost of posting the ads one by one.</text:p>
      <text:h text:style-name="Heading2" text:outline-level="2"><text:bookmark-start text:name="__RefHeading___Toc114_1147943908"/>1.4 REFERENCES<text:bookmark-end text:name="__RefHeading___Toc114_1147943908"/></text:h>
      <text:p text:style-name="Textbody"><text:a xlink:href="https://github.com/deltonmyalil/ReinfLearningSEproject" office:target-frame-name="_top" xlink:show="replace"><text:span text:style-name="Hyperlink">https://github.com/deltonmyalil/ReinfLearningSEproject</text:span></text:a></text:p>
      <text:p text:style-name="Textbody">https://www.analyticsvidhya.com/blog/2018/09/reinforcement-multi-armed-bandit-scratch-python/</text:p>
      <text:p text:style-name="P3"/>
      <text:h text:style-name="Heading1" text:outline-level="1"><text:bookmark-start text:name="__RefHeading___Toc116_1147943908"/><text:soft-page-break/>2. OVERALL DESCRIPTION<text:bookmark-end text:name="__RefHeading___Toc116_1147943908"/></text:h>
      <text:h text:style-name="Heading2" text:outline-level="2"><text:bookmark-start text:name="__RefHeading___Toc118_1147943908"/>2.1 PRODUCT PERSPECTIVE<text:bookmark-end text:name="__RefHeading___Toc118_1147943908"/></text:h>
      <text:p text:style-name="Textbody">The project stores the following information:</text:p>
      <text:list text:style-name="LFO1" text:continue-numbering="true">
        <text:list-item>
          <text:p text:style-name="P4">The user click details of the ad version for future use</text:p>
        </text:list-item>
        <text:list-item>
          <text:p text:style-name="P5">The ad version which seems most promising at an instant of time</text:p>
        </text:list-item>
        <text:list-item>
          <text:p text:style-name="P6">Cost of placing an ad</text:p>
        </text:list-item>
        <text:list-item>
          <text:p text:style-name="P7">Reward to be given when the user clicks on an ad</text:p>
        </text:list-item>
      </text:list>
      <text:p text:style-name="Textbody">The project is intended to be used in tandem with an already up and running website. The project collects the above information and then uses the Reinforcement Learning algorithms to find the best ad to be placed permanently on the website.</text:p>
      <text:h text:style-name="Heading2" text:outline-level="2"><text:bookmark-start text:name="__RefHeading___Toc120_1147943908"/>2.2 PRODUCT FEATURES<text:bookmark-end text:name="__RefHeading___Toc120_1147943908"/></text:h>
      <text:p text:style-name="Textbody">The additional features of the<text:s/>intended project, apart from the basic functions are the following:</text:p>
      <text:list text:style-name="LFO2" text:continue-numbering="true">
        <text:list-item>
          <text:p text:style-name="P8">It may be able to work as a daemon in the backend of the website.</text:p>
        </text:list-item>
        <text:list-item>
          <text:p text:style-name="P9">It may not slow down or affect the performance of the website in any way.</text:p>
        </text:list-item>
        <text:list-item>
          <text:p text:style-name="P10">It may have provision to be able to employ additional Reinforcement Learning algorithms in the future to do the same.</text:p>
        </text:list-item>
        <text:list-item>
          <text:p text:style-name="P11">It may store the ad click data in a database for analysis of the data in the future.</text:p>
        </text:list-item>
      </text:list>
      <text:h text:style-name="Heading2" text:outline-level="2"><text:bookmark-start text:name="__RefHeading___Toc122_1147943908"/>2.3 USER CLASS AND CHARACTERISTICS<text:bookmark-end text:name="__RefHeading___Toc122_1147943908"/></text:h>
      <text:h text:style-name="Heading3" text:outline-level="3"><text:bookmark-start text:name="__RefHeading___Toc124_1147943908"/>2.3.1.<text:s/>Website Administrator:<text:bookmark-end text:name="__RefHeading___Toc124_1147943908"/></text:h>
      <text:p text:style-name="Textbody">The admin(s) of the website which employs the project is the primary intended user of the project. The admin is responsible for finding the costs of posting an ad in the website. He is also responsible for deciding the reward to be given to the clicked ad. These measures are decided by the admin himself or the ad agency/service which the website uses.</text:p>
      <text:h text:style-name="Heading3" text:outline-level="3"><text:bookmark-start text:name="__RefHeading___Toc126_1147943908"/>2.3.2.<text:s/>Data Analyst or Machine Learning Engineer:<text:bookmark-end text:name="__RefHeading___Toc126_1147943908"/></text:h>
      <text:p text:style-name="Textbody">The user click data collected by the website can further be used for data mining to find interesting trends in the ads posted. The Analyst may find the trends and report it to the admin.</text:p>
      <text:h text:style-name="Heading2" text:outline-level="2"><text:bookmark-start text:name="__RefHeading___Toc128_1147943908"/>2.4 OPERATING ENVIRONMENT<text:bookmark-end text:name="__RefHeading___Toc128_1147943908"/></text:h>
      <text:p text:style-name="Textbody">The project may work as a background process to a website in the backend. It is to be designed to be able to work in the remote web server irrespective of its tech stack – whether it be Spring-Boot, django or Flask.</text:p>
      <text:h text:style-name="Heading2" text:outline-level="2"><text:bookmark-start text:name="__RefHeading___Toc131_1147943908"/>2.5 DESIGN AND IMPLEMENTATION CONSTRAINTS<text:bookmark-end text:name="__RefHeading___Toc131_1147943908"/></text:h>
      <text:list text:style-name="LFO4" text:continue-numbering="true">
        <text:list-item>
          <text:p text:style-name="P12">Upper Confidence Bound algorithm should be the primary algorithm that does the learning, but provision to use additional learning algorithms like Thompson Sampling along with UCB should be left for future expansion of the project.</text:p>
        </text:list-item>
        <text:list-item>
          <text:p text:style-name="P13">Should never impact the performance of the webserver where the project is deployed.</text:p>
        </text:list-item>
        <text:list-item>
          <text:p text:style-name="P14">Provision to change the costs and rewards should be integrated to the admin panel of the website.</text:p>
        </text:list-item>
      </text:list>
      <text:p text:style-name="P15"/>
      <text:h text:style-name="Heading1" text:outline-level="1"><text:bookmark-start text:name="__RefHeading___Toc133_1147943908"/><text:soft-page-break/>3. SYSTEM FEATURES<text:bookmark-end text:name="__RefHeading___Toc133_1147943908"/></text:h>
      <text:h text:style-name="Heading2" text:outline-level="2"><text:bookmark-start text:name="__RefHeading___Toc135_1147943908"/>3.1 FUNCTIONAL REQUIREMENTS<text:bookmark-end text:name="__RefHeading___Toc135_1147943908"/></text:h>
      <text:list text:style-name="LFO5" text:continue-numbering="true">
        <text:list-item>
          <text:p text:style-name="P16">The learning algorithm should give the optimal ad out of all ads posted in the least number of trials.</text:p>
        </text:list-item>
        <text:list-item>
          <text:p text:style-name="P17">The learning algorithm should give the optimal ad out of all ads posted till the current iteration (user visit) during each iteration<text:s/>and should be displayed in realtime.</text:p>
        </text:list-item>
        <text:list-item>
          <text:p text:style-name="P18">If the optimal ad stays the same for a fixed number of iterations, it should be selected as the most promising ad and the admin must be notified.</text:p>
        </text:list-item>
        <text:list-item>
          <text:p text:style-name="P19">The learning algorithm should<text:s/>adapt to changing costs on the fly.</text:p>
        </text:list-item>
        <text:list-item>
          <text:p text:style-name="P20">The input to the project form the admin will only be the cost and reward for the algorithm to learn. The ad clicks may be taken as input implicitly each time a user visits the website.</text:p>
        </text:list-item>
      </text:list>
      <text:p text:style-name="Textbody"/>
      <text:p text:style-name="Normal"><text:bookmark-start text:name="__RefHeading___Toc137_1147943908"/></text:p>
      <text:soft-page-break/>
      <text:h text:style-name="P21" text:outline-level="1">4. EXTERNAL INTERFACE REQUIREMENTS<text:bookmark-end text:name="__RefHeading___Toc137_1147943908"/></text:h>
      <text:h text:style-name="Heading2" text:outline-level="2"><text:bookmark-start text:name="__RefHeading___Toc139_1147943908"/>4.1 USER INTERFACE<text:bookmark-end text:name="__RefHeading___Toc139_1147943908"/></text:h>
      <text:p text:style-name="Textbody">Inputs:<text:s/>The input from the admin – ie the cost and the reward may be taken from the admin from the admin panel of the website. Hence the user interface may be integrated into the admin panel. Inputs may be taken as float values for each of the textfields and may be submitted using a submit button.</text:p>
      <text:p text:style-name="Textbody">Outputs:<text:s/>The output will be displayed in realtime on the admin panel as the ID of the ad that shows the most promise till the current iteration. Once the algorithm converges on a solution, the admin must be alerted with a message box displaying the ID of the ad that is the best ad from the lot.</text:p>
      <text:p text:style-name="Normal"><text:bookmark-start text:name="__RefHeading___Toc141_1147943908"/></text:p>
      <text:soft-page-break/>
      <text:h text:style-name="P22" text:outline-level="1">5. NONFUNCTIONAL REQUIREMENTS<text:bookmark-end text:name="__RefHeading___Toc141_1147943908"/></text:h>
      <text:h text:style-name="Heading2" text:outline-level="2"><text:bookmark-start text:name="__RefHeading___Toc143_1147943908"/>5.1 PERFOMANCE REQUIREMENTS<text:bookmark-end text:name="__RefHeading___Toc143_1147943908"/></text:h>
      <text:p text:style-name="Textbody">The project may never compromise the performance of the web app system.<text:s/></text:p>
      <text:h text:style-name="Heading2" text:outline-level="2"><text:bookmark-start text:name="__RefHeading___Toc145_1147943908"/>5.2 SAFETY REQUIREMENTS<text:bookmark-end text:name="__RefHeading___Toc145_1147943908"/></text:h>
      <text:p text:style-name="Textbody">The project may never interfere in the data of the website and may never<text:s/>possess write permission in any other database other than the one used to store the user click history.</text:p>
      <text:h text:style-name="Heading2" text:outline-level="2"><text:bookmark-start text:name="__RefHeading___Toc147_1147943908"/>5.3 QUALITY ATTRIBUTES<text:bookmark-end text:name="__RefHeading___Toc147_1147943908"/></text:h>
      <text:p text:style-name="Textbody"><text:span text:style-name="T23">Availability:<text:s/></text:span>The project should run in parallel with the webapp and should be available for the admin to see whenever the webserver is up and running.</text:p>
      <text:p text:style-name="Textbody"><text:span text:style-name="T24">Correctness:</text:span><text:s/>The ad chosen as the most promising ad after the algorithm converges must generate sufficient clicks from the users of the website.</text:p>
      <text:p text:style-name="Textbody"><text:span text:style-name="T25">Maintainability:<text:s/></text:span>The cost/reward of the algorithm may be easily altered.<text:s/>The algorithm must be implemented in such a way that the maintenance of the project will not impact the functioning of the website.</text:p>
      <text:p text:style-name="Textbody"><text:span text:style-name="T26">Upgradability</text:span><text:span text:style-name="T27">:<text:s/></text:span>The<text:s/>project may be upgradeable in the future by using more advanced reinforcement learning algorithms alongside Upper Confidence Boun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elton Myalil</dc:creator>
    <meta:creation-date>2019-02-18T10:25:00Z</meta:creation-date>
    <dc:date>2019-03-10T22:04:00Z</dc:date>
    <meta:template xlink:href="Normal.dotm" xlink:type="simple"/>
    <meta:editing-cycles>8</meta:editing-cycles>
    <meta:editing-duration>PT22560S</meta:editing-duration>
    <meta:document-statistic meta:page-count="7" meta:paragraph-count="14" meta:word-count="1098" meta:character-count="7344" meta:row-count="52" meta:non-whitespace-character-count="6260"/>
  </office:meta>
</office:document-meta>
</file>